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HAP3 Les glucides: structures</text:p>
      <text:p text:style-name="P1"/>
      <text:p text:style-name="P3">C'est un groupe biochimique varié dans lequel on va retrouver C, H et O. On peut retrouver d'autres éléments comme l'azote, le souffre. Les glucides ont des rôles importants, ils ont des rôles fonctionnel:énergétique, des rôles antigéniques (exemple les groupes sanguins sont déterminés par l'enchainement de sucres), des rôles structuraux notamment chez les végétaux puisque la paroi des cellules végétales est essentiellement constituées de glucides c'est aussi le cas chez les bactéries. Les animaux sont constitués de 5% en poids sec des végétaux et 80% chez les végétaux. Tous les glucides répondent à la même définition, ils sont des polyhydroxie cétone ou des poly hydroxie aldéhydes ainsi que tous les dérivés de ces molécules de même que tous les polymères de ces molécules. Les glucides poli hydroxie cétone sont des glucides formés d'un squelette de carbone sur lequel sont associé des fonctions hydroxile et qui porte soit une fonction cétone soit une fonction cétone. On a put faire une classification des glucides voir <text:span text:style-name="T2">dernière page poly</text:span>. On peut polimériser ces oses on obtient des glucides hydrolisable.</text:p>
      <text:p text:style-name="P1"/>
      <text:p text:style-name="P2">I/Les monosacharides:ou oses</text:p>
      <text:p text:style-name="P2"/>
      <text:p text:style-name="P2">1.1)Structure:</text:p>
      <text:p text:style-name="P2"/>
      <text:p text:style-name="P2"><text:span text:style-name="T1"><text:tab/></text:span>1.1.1)Généralité:</text:p>
      <text:p text:style-name="P2"/>
      <text:p text:style-name="P3">Ce sont des poly hydroxie cétone et des poly hydroxie aldhehyde, les monosaccharides sont caractérisé par la longueur de la chaine carbonée (entre 3 et 6 carbones) on va distinguer les trioses, tétroses, pentoses, hexoses, septulose. Ils dépendent également de la présence de la fonction aldéhyde ou de la fonction cétone: les cétoses et les aldoses. Les autres carbones seront occupés par des fonctions OH. Pour la numérotation des oses la règles est la même, elle se fait à partir du carbone le plus oxydé c'est à dire celui qui portera la fonction cétone ou aldéhyde ce qui fait que chez les aldose la carbone 1 sera celui qui portera la fonction aldéhyde, chez les cétoses la fonction sera sur le carbone 2 car cette fonction ne peut être aux extrémité aux extrémité on trouvera une fonction alcool primaire. On va avoir des alcool secondaires ce qui entrainent un certains nombre de carbones asymétriques dans les monosaccharides il existera donc chez les oses un certains nombre d'isomères. Et il existe des isomères optiques, ils permettent de définir pour les oses les séries D et L. La série d'un ose est déterminé par la position de la fonction alcool sur l'avant dernier carbone. Si la fonction OH de l'avant denier carbone est à droite il sera de la série L et inversement avec la série L. La plus part des oses naturels sont sous la forme D.</text:p>
      <text:p text:style-name="P3">1°</text:p>
      <text:p text:style-name="P3"/>
      <text:p text:style-name="P2"><text:span text:style-name="T1"><text:tab/></text:span>1.1.2)Représentation linéaire de fisher:</text:p>
      <text:p text:style-name="P2"/>
      <text:p text:style-name="P3">Dans la représentation de Fisher est une représentation semi développée linéaire, on fait passer le plan de projection par le ou les carbones asymétriques. On obtient une représentation plane.</text:p>
      <text:p text:style-name="P3">2°</text:p>
      <text:p text:style-name="P3"/>
      <text:p text:style-name="P3"/>
      <text:p text:style-name="P3"/>
      <text:p text:style-name="P3"/>
      <text:p text:style-name="P3"><text:s/>Le glycéraldéine est l'ose plus simple, chaque carbone rajouté rajoute des isomères, on en déduit une filiation avec <text:s/>les atomes de carbones et donc du glycoaldhéhide. Voir poly glucose</text:p>
      <text:p text:style-name="P3">3°</text:p>
      <text:p text:style-name="P3"/>
      <text:p text:style-name="P3"/>
      <text:p text:style-name="P3"><text:soft-page-break/></text:p>
      <text:p text:style-name="P3"/>
      <text:p text:style-name="P3"/>
      <text:p text:style-name="P3"/>
      <text:p text:style-name="P3"/>
      <text:p text:style-name="P3"/>
      <text:p text:style-name="P3"/>
      <text:p text:style-name="P3"/>
      <text:p text:style-name="P3">Un epimère sont des diastéroisomère qui ne diffèrent que par la position d'une fonction alcool secondaire à l'exception de celle de l'avant dernier carbone. Par exemple tréose et eritrose sont des épimères en C2 puisu'il ne diffère que par la position du OH sur le carbone 2. Le glucose et le manose sont également épimères en C2, le galactose est un autre épimère du glucose il ne diffère que par C4.</text:p>
      <text:p text:style-name="P3">On va avoir le même tableau avec les cétose à nombre de carbone équivalent il y a moitié moins d'isomère car il y a un carbone asymétrique en moins. Ils dérivent de la dihydroxi acétone c'est le seul oses qui n'a pas de carbone asymétrique.</text:p>
      <text:p text:style-name="P3"/>
      <text:p text:style-name="P3"><text:tab/>1.1.3)Représentation cyclique de Harworth:</text:p>
      <text:p text:style-name="P3"/>
      <text:p text:style-name="P3">La représentation de Fischer n'est pas satisfaisante car on s'est rendu compte que les oses avaient perdu certaines caractéristiques des fonctions cétones et aldéhyde ils ne peuvent plus par exemple recolorer les réactifs de CHIFF. On s'est rendu compte que ces fonction étaient plus sous leur forme cétone ou aldéhyde mais Hémiacétalique. Réaction d'hémiacétilation interne, les fonction hémi aldéhyde cétone vont réagir avec une fonction alcool de ces oses et ceci va aboutir à la cyclisation des oses.</text:p>
      <text:p text:style-name="P3">Deux types de cycles peuvent se mettre en place les cycles Pyranne, c'est un cycle à 5 sommets voir poly. L'atome d'oxygène qui occupe un ds sommets forme un pont oxydique. Il existe plusieurs règles: ces deux formes mettent en jeu la forme carbonyle qui va réaggir avec une des fonction alcool de notre ose, la forme pyrale (le pont oxydique) s'établira chez les aldose entre le carbone 1 et le carbone 5. Chez les cétoses le pont oxydique se formera entre C2 et C6.</text:p>
      <text:p text:style-name="P3">Pour le furane le pont oxydique le pont s'établira entre les fonction aldéhyde de 4 et 6 alors que chez les cétose entre la fonction alcool de C2 et C5. </text:p>
      <text:p text:style-name="P3">Ex: D-Glc</text:p>
      <text:p text:style-name="P3">H de la fonction alcool II va s'additionner à l'O de la fonction aldéhyde. Une fonction hémiacétale est apparue. On a deux isomères que l'on appelle anomère, c'est une anomérie alpha ou béta. Cela dépendra de la position de la fonction OH par rapport à la position de la fonction hydroxyle de l'avant dernier carbone c'est de la fonction qui définit les fonctions D et L on a alpha si ils sont du même côté. L'anomère béta la fonction hémiacetalique est du coté opposé à la fonction OH de lavant dernier carbone. On note pas les C car ils sont au sommet on note les OH par des traits. On obtient un ose le alpha D glucopyranose.</text:p>
      <text:p text:style-name="P3">4°</text:p>
      <text:p text:style-name="P3"/>
      <text:p text:style-name="P3"/>
      <text:p text:style-name="P3">5°</text:p>
      <text:p text:style-name="P3"/>
      <text:p text:style-name="P3"/>
      <text:p text:style-name="P3"/>
      <text:p text:style-name="P3"/>
      <text:p text:style-name="P3">6°</text:p>
      <text:p text:style-name="P3"/>
      <text:p text:style-name="P3"/>
      <text:p text:style-name="P3"/>
      <text:p text:style-name="P3"><text:soft-page-break/>7°</text:p>
      <text:p text:style-name="P3"/>
      <text:p text:style-name="P3">Le cétose le plus connu est le fructose est un hexocétose. À partir des fructoses on peut écrire la forme furanne qui est ici majoritaire. Elle est obtenue par hémiacétilisation de C2 et C5, l(H de la fonction alcool se combine avec l'O2 de la fonction cétone et l'atome d'O réagit avec le carbone pour former le pont oxydique. On a une forme intermédiare qui est la forme de Tolente un nouveau C* apparaît donc une nouvel anomérie.</text:p>
      <text:p text:style-name="P3">8°</text:p>
      <text:p text:style-name="P3"/>
      <text:p text:style-name="P3">Sous forme pyranne</text:p>
      <text:p text:style-name="P3">9°</text:p>
      <text:p text:style-name="P3"/>
      <text:p text:style-name="P3"/>
      <text:p text:style-name="P3"/>
      <text:p text:style-name="P3"/>
      <text:p text:style-name="P3">Si on ne nous précise pas l'anomérie.</text:p>
      <text:p text:style-name="P3">10° </text:p>
      <text:p text:style-name="P3"/>
      <text:p text:style-name="P3"/>
      <text:p text:style-name="P3"/>
      <text:p text:style-name="P3">11°</text:p>
      <text:p text:style-name="P3"/>
      <text:p text:style-name="P3"/>
      <text:p text:style-name="P3"/>
      <text:p text:style-name="P3">on précise pour la forme cyclique si elle dérive de la fonction aldhéhyde ou de la fonction cétone. </text:p>
      <text:p text:style-name="P3">Les oses possèdent une structure spaciale réelle.</text:p>
      <text:p text:style-name="P3"/>
      <text:p text:style-name="P2">1.1.4/Structure spatiale réelle:</text:p>
      <text:p text:style-name="P2"/>
      <text:p text:style-name="P2">-configuration « chaise » stable:</text:p>
      <text:p text:style-name="P2"/>
      <text:p text:style-name="P2">12°</text:p>
      <text:p text:style-name="P2"/>
      <text:p text:style-name="P2"/>
      <text:p text:style-name="P2">-configuration « bateau » moins stable:</text:p>
      <text:p text:style-name="P2"/>
      <text:p text:style-name="P2">13°</text:p>
      <text:p text:style-name="P2"/>
      <text:p text:style-name="P2"/>
      <text:p text:style-name="P3">Si on met du glucose en solution il va s'établir un équilibre en solution entre ces trois formes.</text:p>
      <text:p text:style-name="P3">14°</text:p>
      <text:p text:style-name="P3"/>
      <text:p text:style-name="P3"/>
      <text:p text:style-name="P2">1.2/Principales propriétés chimiques des monosacharides:</text:p>
      <text:p text:style-name="P2"/>
      <text:p text:style-name="P2"/>
      <text:p text:style-name="P3">1.2.1/Propriétés du carbonyle:</text:p>
      <text:p text:style-name="P3"/>
      <text:p text:style-name="P3">Fonction pseudo aldhéhyde et pseudocétonique en d'autres terme la fonction gémiacétalyque, elle conf§re aux oses de nombreuses propriétés: </text:p>
      <text:p text:style-name="P3">-elle peut être réduite, ce qui aboutit à la formation d'une fonction alcool 1 aldose devient un alccol.</text:p>
      <text:p text:style-name="P3">Exemple: 15°</text:p>
      <text:p text:style-name="P3"><text:soft-page-break/></text:p>
      <text:p text:style-name="P3">la réduction des fonctions cétoniques peut aboutir à la formation de deux alcools.</text:p>
      <text:p text:style-name="P3">16°</text:p>
      <text:p text:style-name="P3"/>
      <text:p text:style-name="P3">-Propriétés réductrices:</text:p>
      <text:p text:style-name="P3"/>
      <text:p text:style-name="P3">Elle peut réduire des complexes métalliques comme le cuivre reduit en oxyde de cuivre <text:s/>CU2+ <text:s/>= <text:s text:c="3"/>CU2O rouge si on mélange un ose avec du cuivre il se forme un précipité rouge.</text:p>
      <text:p text:style-name="P3"/>
      <text:p text:style-name="P3">Elle peut réduire des complexes organiques comme le 3,5DNS ces proprités permettent de mettre en évidence et de doser les oses en solution.</text:p>
      <text:p text:style-name="P3"/>
      <text:p text:style-name="P3">-Propriétés oxydatrices, les oses peuvent etre oxyder de trois façons. On peut oxyder les oses sur le carbone numéros 1 avec de l'I2 ou du brome cequi donne des acides aldoniques.</text:p>
      <text:p text:style-name="P3"/>
      <text:p text:style-name="P3">17°</text:p>
      <text:p text:style-name="P3"/>
      <text:p text:style-name="P3">IL n'y a pas de cyclisation possibles ici. <text:s/>On peut auusi oxyder la fonction numéros 6 on obtient alors des acides uroniques. Il est necessaire de protéger la fonction aldhéhyde pour ne pas qu'elle s'oxyde aussi. Detoxification du foie.</text:p>
      <text:p text:style-name="P3"/>
      <text:p text:style-name="P3">18°</text:p>
      <text:p text:style-name="P3"/>
      <text:p text:style-name="P3">Il est également possible d'oxyder les oses par HIO4. L'hyodure d'oxygènes permet de couper entre les fonctions alcool</text:p>
      <text:p text:style-name="P3"/>
      <text:p text:style-name="P3">19°</text:p>
      <text:p text:style-name="P3"/>
      <text:p text:style-name="P3"/>
      <text:p text:style-name="P3">Cette réaction permet de déterminer le cycle d'un ose c'est à dire déterminer si il est sous forme pyranne on furanne. On protège la fonction aldhyde en la métilant.</text:p>
      <text:p text:style-name="P3"/>
      <text:p text:style-name="P3">20°</text:p>
      <text:p text:style-name="P3"/>
      <text:p text:style-name="P3">1.2.2/Dues aux fonctions alcools:</text:p>
      <text:p text:style-name="P3"/>
      <text:p text:style-name="P3">Esterification (action acides): acides minéraux H3PO4=esters phosphoriques et acides organiques= esters organiques glycolipides.</text:p>
      <text:p text:style-name="P3"/>
      <text:p text:style-name="P3">Esterifucation (action alcools): alkylation l'action du métanol permet de réaliser une métilation des oses. </text:p>
      <text:p text:style-name="P3"/>
      <text:p text:style-name="P3">21°</text:p>
      <text:p text:style-name="P3"/>
      <text:p text:style-name="P3">1.3/Principales réactions des monosacharides dans les cellules:</text:p>
      <text:p text:style-name="P3"/>
      <text:p text:style-name="P3">1.3.1/Liées aux isoméries:</text:p>
      <text:p text:style-name="P3"/>
      <text:p text:style-name="P3">Il y a des réactions d'isomérisation des oses. Cette réaction de transformation du glucose en fructose nécessite une enzyme qui est une phosphohexose isomèrase</text:p>
      <text:p text:style-name="P3"/>
      <text:p text:style-name="P3">22°</text:p>
      <text:p text:style-name="P3"><text:soft-page-break/></text:p>
      <text:p text:style-name="P3">23°</text:p>
      <text:p text:style-name="P3"/>
      <text:p text:style-name="P3"/>
      <text:p text:style-name="P3">1.3.2/Liées aux anomères:</text:p>
      <text:p text:style-name="P3"/>
      <text:p text:style-name="P3">Les enzymes sont des mutarotases elles permettent de passer d'un anomère <text:s/>(de le forme alpha à la forme béta). </text:p>
      <text:p text:style-name="P3"/>
      <text:p text:style-name="P3">1.3.3/Réaction des cellules liés au dernier carbone:</text:p>
      <text:p text:style-name="P3"/>
      <text:p text:style-name="P3">La phosphorilation est la principale réaction. Cela permet de fabriquer les vchaines d'acides nucléiques</text:p>
      <text:p text:style-name="P3"/>
      <text:p text:style-name="P3">24° </text:p>
      <text:p text:style-name="P3"/>
      <text:p text:style-name="P3">1.3.4/Liées aux groupements- OH:</text:p>
      <text:p text:style-name="P3"/>
      <text:p text:style-name="P3">Les fonctions OH secondaires peuvent etre estérifiées, phosphorilées.</text:p>
      <text:p text:style-name="P3"/>
      <text:p text:style-name="P3">1.4/Principaux monosacharides et leurs dérivés:</text:p>
      <text:p text:style-name="P3"/>
      <text:p text:style-name="P3">Il exixte deux principaux dérivés N.Acétylés Le groupement acétyle est lié à l'ose par un azote et desoxyoses (desoses) ils sont obtenus par élimination du fonction alcool secondaire sur l'un des carbones.</text:p>
      <text:p text:style-name="P3"/>
      <text:p text:style-name="P2">1.4.1/Pentoses et dérivés:</text:p>
      <text:p text:style-name="P3"/>
      <text:p text:style-name="P3">Ce sont des oses à 5 carbones, le D-riboses a pour dérivé le 2desoxy-D-ribose. Ce sont les deux sucres que l'on retrouve dans les acides nucléiques ADN, ARN.</text:p>
      <text:p text:style-name="P3"/>
      <text:p text:style-name="P3">22°</text:p>
      <text:p text:style-name="P3"/>
      <text:p text:style-name="P2">1.4.2/Hexoses et dérivés:</text:p>
      <text:p text:style-name="P3"/>
      <text:p text:style-name="P3">D-Glc, D-Fru, D-Gal, D-Man, L-Ara.</text:p>
      <text:p text:style-name="P3"/>
      <text:p text:style-name="P3">24°</text:p>
      <text:p text:style-name="P3"/>
      <text:p text:style-name="P2">2/Les principeles propriété et réaction des polysacharides:</text:p>
      <text:p text:style-name="P3"/>
      <text:p text:style-name="P3">On les appelle aussi dipholosides et oligosacharide. Il résulte de la condansation de 2 à 10 oses et ils peuvent se condenser et former des polymères. Les di-sacharides sont formés par la condensation de 2 oses.</text:p>
      <text:p text:style-name="P3">Comment se fait la condensation des oses, ils se lient entre eux par formation d'une liaiason o_osidique<text:tab/><text:tab/>OSE1_O_OSE2 <text:s text:c="4"/>Elle va mettre en jeu la liaison OH hemiacétalique (obligatoirement) et pour l'OSE2 cela va dépendre <text:s text:c="5"/>de sera soit une liaison hemiacetalique ou une liaison alcoolique.</text:p>
      <text:p text:style-name="P3"/>
      <text:p text:style-name="P3">25°</text:p>
      <text:p text:style-name="P3"/>
      <text:p text:style-name="P3"/>
      <text:p text:style-name="P3"><text:soft-page-break/>-Détermination des oses: hydrolase totale+ identification des oses</text:p>
      <text:p text:style-name="P3">-Determination du mode de liaison entre les oses on fait une expérience de perméthylation seul les fonctions alcool librese seront métylée celle liées ne le seront pas exemple:</text:p>
      <text:p text:style-name="P3"/>
      <text:p text:style-name="P3">26°</text:p>
      <text:p text:style-name="P3"><text:s/></text:p>
      <text:p text:style-name="P3">-Determination de la configuration anomérique de la liaison: hydrolyse enzymatique</text:p>
      <text:p text:style-name="P3"/>
      <text:p text:style-name="P2">2.1/Principaux disacharides:</text:p>
      <text:p text:style-name="P2"/>
      <text:p text:style-name="P2">2.2/Propriétés des disacharides:</text:p>
      <text:p text:style-name="P2"/>
      <text:p text:style-name="P3">-réductrices:</text:p>
      <text:p text:style-name="P3"><text:tab/>-reducteurs: une fonction réductrice de libre</text:p>
      <text:p text:style-name="P3"><text:tab/>-non réducteurs: pas de fonction réductrice libre</text:p>
      <text:p text:style-name="P3">Ils ont tous une fonction réductrice de libre. Dans le saccharose il n'y a pas de fonction réductrice libre il n'est pas réducteur.</text:p>
      <text:p text:style-name="P3">-hydrolyse:</text:p>
      <text:p text:style-name="P3"><text:tab/>-acide: non spécifique en présence d'acide les liaison quelqu'elle soit vont etre coupées.</text:p>
      <text:p text:style-name="P3">27°</text:p>
      <text:p text:style-name="P3"/>
      <text:p text:style-name="P3">-enzymatique: spécifique elle vont reconnaître le motif de l'annomérie de la liaison.</text:p>
      <text:p text:style-name="P2">Hydrolyse du lactose 28°</text:p>
      <text:p text:style-name="P2">Hydrolyse du sacharose alpha glucosidase <text:s/>béta-fructosidase</text:p>
      <text:p text:style-name="P2"/>
      <text:p text:style-name="P2">3/Les polysacharides ou poliosides:</text:p>
      <text:p text:style-name="P2"/>
      <text:p text:style-name="P3">Ce sont des glucides formés par l'association, la polimérisation de plusieurs milliers d'oses.</text:p>
      <text:p text:style-name="P2"/>
      <text:p text:style-name="P2">3.1/Le glycogène:</text:p>
      <text:p text:style-name="P2"/>
      <text:p text:style-name="P3">C'est un glucosane c'est à dire qu'il est constitué que de glucoses, c'est la principale réserve glucidique chez les animaux. C'est donc une réserve énergétique, il est spécifique des animaux. Il est stocké dans le foi. Le glycogène est fabriqué par la glycogenogenése. Le glucose peut etre mis en réserve sous la forme de glycogène grâce à l'insuline. Le glucagon est une hormone entraine l'hydrolyse du glycogène. Les extrémités réductrices à droite des chaine et les non réductrices à gauche. Le glycogène n'est pas réducteur car les extrémité réductrices sont très minoritaire par rapport au rest e du glycogène. Dans le glycogène les ramification sont <text:s/>nombreuses et courtes</text:p>
      <text:p text:style-name="P3"/>
      <text:p text:style-name="P2">3.2/L'amidon:</text:p>
      <text:p text:style-name="P2"/>
      <text:p text:style-name="P3">C'est une réserve glucidique chez les végétaux, on le trouve dans les graines dans les vacuoles. C'est notre principale source de glucose dans notre alimentation. L'amidon est constitué par deux <text:s/>structures l'amilose (chaine de glucose reliée par des liaisons alpha 1-4 associé à cette amilose on trouve l'amilo pectine qui forme l'amidon, l'amilo ressemble beaucoup au glycigène on a une chaine principale formée de glucose relié en alpha 1-4 et sur cette chaine on trouve des ramification reliée par des liaisons alpha 1-6. Les ramifications sont moins nombreuses mais plus longue. Amilo et amido s'organisent en hélices dans l'amidon les chaine d'amilo et d'amido s'enroulent en hélices maintenu ar des liaisons hydrogène.</text:p>
      <text:p text:style-name="P3"/>
      <text:p text:style-name="P2"/>
      <text:p text:style-name="P2"/>
      <text:p text:style-name="P2"><text:soft-page-break/>3.3/La cellulose:</text:p>
      <text:p text:style-name="P2"/>
      <text:p text:style-name="P2"><text:span text:style-name="T1">C'est le constituant majoritaire des paroies végétales, ou paroi pecto cellulosique. Elles est constituée de cellobiose, c'est un disaccharide ce sont deux saccharide relié par des liaisons béta 1-4. Elle s'organise en strate et forment des micro fibrilles plusieurs couches forment une micro-fibrille et ces micro fibrilles vont s'assembler pour former des fibres de celluloses. Elles sont accrochées par des liaisons hydrogènes entre les différentes chaines. Les polysacharides sont non réducteur car les extrémités réductrices sont en trop petit nombre. Pour digérer la cellulose il faut couper la liaison béta entre les deux glucoses ce sont les béta glycosidases. Chez les herbivores sont capables de digérer la cellulose pas les humain ils en sont capables car leurs estomac sont colonisés par des microbactéries qui synthétise la béta glycosidase.</text:span></text:p>
      <text:p text:style-name="P2"><text:span text:style-name="T1"/></text:p>
      <text:p text:style-name="P2">3.4/La chitine:</text:p>
      <text:p text:style-name="P2"/>
      <text:p text:style-name="P3">C'est un polymère de Glc NAC (glucose N acétylé) qui sont relié entre eux par des liasons béta 1-4. C'est un 2 Glc Nac car l'acétylation se fait sur le carbone 2. On retrouve la chittine sur la paroie des champignons, on la retrouve dans la carapace des crustacées.</text:p>
      <text:p text:style-name="P3"/>
      <text:p text:style-name="P2">3.5/Autres polysacharides végétaux:</text:p>
      <text:p text:style-name="P2"/>
      <text:p text:style-name="P3">Les pectines, la paroie des végétaux est constituée de pectine. Manque des trucs</text:p>
      <text:p text:style-name="P3">On retrouve la même chaine peptidiques des acides galacturonique 6 désoxy-n-manose dit Rhamnose. Un acide chargé gagne le suffixe AT d'ou galacturonate. Fig 10 et 11.</text:p>
      <text:p text:style-name="P3"/>
      <text:p text:style-name="P3">On trouve aussi chez les végétaux l'hémi cellulose c'est aussi un constituant de la paroi, on a une chaine principales résidus de glucoses béta 1-4 et des ramifications. Sur les deux glucoses ramifiés les deux premier sont ramifié au xylose liaison 3-5. Sur le troisième on a une chaine plus longue avec xyloses, galactose et fuctose. Ce n'est pas à apprendre par coeur.</text:p>
      <text:p text:style-name="P3"/>
      <text:p text:style-name="P2">4/Les hétéropolysacharides:</text:p>
      <text:p text:style-name="P3"/>
      <text:p text:style-name="P3">Ils sont constitués par l'association d'oses différents, et dans la grande majorité des cas ils sont liés à des structures non glucidiques.</text:p>
      <text:p text:style-name="P3"/>
      <text:p text:style-name="P2">4.1/Les hétéropolysacharides simples:</text:p>
      <text:p text:style-name="P2"/>
      <text:p text:style-name="P3">On dit simple car il y a un seul oses ils ne sont pas liés entre eux.</text:p>
      <text:p text:style-name="P3"/>
      <text:p text:style-name="P3">Pigment anthocyanique.On a deux unités glucose lié à des structures à base de phénol par deux liaisons O glycosidique car la liasosn se fait grace à un O.</text:p>
      <text:p text:style-name="P3"/>
      <text:p text:style-name="P3">La digitonine, c'est un poison puissant, on a un hexose relié à une molécule de nature lipidique que l'on appelle stérol.</text:p>
      <text:p text:style-name="P3"/>
      <text:p text:style-name="P2">4.2/Le peptidoglycane:</text:p>
      <text:p text:style-name="P2"/>
      <text:p text:style-name="P3">On l'appelle muréine c'est le composant essentielle de la paroi des bactéries, on a des chaines polisacharidiques parallèle les une aux autres elles sont reliées entre elles par des ponts peptidiques. Les chaines polysacharidiques sont constitué de dérivés d'oses reliés entre eux par des liasosns béta 1-4 ces deux résidus sont le Glc NAC c'est à dire l'acide nacétique glucosamine qui relié par beéta 1-4 avec du mur NAC acide n aétique muraniques. Les fameuses chaines peptidiques ne sont liées qu'à l'acide n muranique elles sont constitué par 4 aa Lysisne,alanine, acide glutamique. Les acides <text:soft-page-break/>aminés sont sous la forme D ce qui est peu commun ils sont dits rares. Ces chaines latérales sont relié par des pont peptidique (contitué de 5 résidus de glycine et ce sont 2 liaison peptiques qui les relis aux chaines il raccroche les deux chaines latérales par la glycine d'un coté et l'alanine de l'autre). Le lysosine digère en coupant les liaisons béta 1-4, on le trouve dans les larme et la salive qui protège contre les bactéries. Il y a un anti biotique qui empêche sa fabrication du peptido glycane.</text:p>
      <text:p text:style-name="P3"/>
      <text:p text:style-name="P2">4.3/Les protéo-glycane:</text:p>
      <text:p text:style-name="P2"/>
      <text:p text:style-name="P3">Ce sont des protéine formées d'une partie sacharique et d'une partie protéique. Ce sont des chaines polysacharidiques sur <text:s/>gréffées sur une chaine protéique. La fraction glucidiques est plus important que la fraction protéine.On les retrouve à la surface cellulaire au niveau des membranes. Cees gycosilation se déroule dans le RE et Golgi.</text:p>
      <text:p text:style-name="P2"/>
      <text:p text:style-name="P2">4.4/Les glyco-protéines:</text:p>
      <text:p text:style-name="P2"/>
      <text:p text:style-name="P3">Elles est formée apr des chaine protéique sur lesquelle est greffé des chaines glucidiques; cependant dans une glycoprotéine c'est le fraction protéiques qu est majoritaire en masse. Ce sont de petites chaines qui sont greffée (chaine oligosacharidique). On les trouve au niveau des membrane cellulaires mais on en trouve aussi des circulentes apr exemples les immunoglobuline = anticorps Les modes de greffages N et O sont les mêmes.</text:p>
      <text:p text:style-name="P3"/>
      <text:p text:style-name="P2">4.5/Les glycolipides:</text:p>
      <text:p text:style-name="P3"/>
      <text:p text:style-name="P3">Fraction lipidique sur lequel sont greffé des chaines oligasacharidique. On les retrouve essentiellemnt à la surface des membranes, Les groupes anguins dépendent d'anti-gènes porté à la surface des globule rouge, ces antigène sont des chaines oligasacharides porté par ls chaines lipidiques des globules rouges. L'ensemble de la population porte l'anti-gène H fig 17 et on a ensuite 4 possibilés de groupements, O pas d'enzyme.</text:p>
      <text:p text:style-name="P3"/>
      <text:p text:style-name="P3"/>
      <text:p text:style-name="P3"/>
      <text:p text:style-name="P3"/>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3-14T10:57:51</meta:creation-date>
    <dc:date>2011-03-28T09:37:19</dc:date>
    <dc:creator>robin margier</dc:creator>
    <meta:editing-duration>PT07H07M59S</meta:editing-duration>
    <meta:editing-cycles>5</meta:editing-cycles>
    <meta:generator>OpenOffice.org/3.2$Unix OpenOffice.org_project/320m18$Build-9502</meta:generator>
    <meta:document-statistic meta:table-count="0" meta:image-count="0" meta:object-count="0" meta:page-count="8" meta:paragraph-count="131" meta:word-count="2726" meta:character-count="16974"/>
  </office:meta>
</office:document-meta>
</file>